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paragraph-rsid="0011fd7d"/>
    </style:style>
    <style:style style:name="P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1fd7d"/>
    </style:style>
    <style:style style:name="P3"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1fd7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1fd7d"/>
    </style:style>
    <style:style style:name="P5" style:family="paragraph" style:parent-style-name="Text_20_body">
      <style:text-properties officeooo:paragraph-rsid="0011fd7d"/>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1fd7d"/>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1fd7d" style:font-weight-asian="bold" style:font-weight-complex="bold"/>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50bed" style:font-weight-asian="bold" style:font-weight-complex="bold"/>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1fd7d" style:font-weight-asian="bold" style:font-weight-complex="bold"/>
    </style:style>
    <style:style style:name="P10" style:family="paragraph" style:parent-style-name="Text_20_body" style:list-style-name="L1">
      <style:paragraph-properties fo:text-align="start" style:justify-single-word="false" fo:orphans="2" fo:widows="2"/>
      <style:text-properties fo:font-variant="normal" fo:text-transform="none" fo:color="#000000" style:font-name="arial" fo:font-size="12.7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1fd7d"/>
    </style:style>
    <style:style style:name="P14"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50bed" style:font-weight-asian="bold" style:font-weight-complex="bold"/>
    </style:style>
    <style:style style:name="P15"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1fd7d" style:font-weight-asian="bold" style:font-weight-complex="bold"/>
    </style:style>
    <style:style style:name="P16"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17" style:family="paragraph" style:parent-style-name="Preformatted_20_Text" style:list-style-name="L1">
      <style:paragraph-properties fo:text-align="start" style:justify-single-word="false" fo:orphans="2" fo:widows="2"/>
      <style:text-properties fo:font-variant="normal" fo:text-transform="none" fo:color="#000000" fo:letter-spacing="normal"/>
    </style:style>
    <style:style style:name="P18" style:family="paragraph" style:parent-style-name="Preformatted_20_Text">
      <style:paragraph-properties fo:text-align="start" style:justify-single-word="false" fo:orphans="2" fo:widows="2"/>
      <style:text-properties fo:font-variant="normal" fo:text-transform="none" fo:color="#000000" fo:font-size="12.75pt" fo:letter-spacing="normal" fo:font-style="normal" fo:font-weight="normal"/>
    </style:style>
    <style:style style:name="P19" style:family="paragraph" style:parent-style-name="Preformatted_20_Text">
      <style:paragraph-properties fo:text-align="start" style:justify-single-word="false" fo:orphans="2" fo:widows="2"/>
    </style:style>
    <style:style style:name="P20"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1"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2"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23"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2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P2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font-size="12.75pt" fo:letter-spacing="normal" fo:font-style="normal" fo:font-weight="normal"/>
    </style:style>
    <style:style style:name="P26"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letter-spacing="normal"/>
    </style:style>
    <style:style style:name="P2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1fd7d" style:font-weight-asian="bold" style:font-weight-complex="bold"/>
    </style:style>
    <style:style style:name="P28"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P29" style:family="paragraph" style:parent-style-name="Preformatted_20_Text" style:list-style-name="L1">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P30"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2.75pt" fo:letter-spacing="normal" fo:font-style="normal" fo:font-weight="normal"/>
    </style:style>
    <style:style style:name="T1" style:family="text">
      <style:text-properties fo:font-variant="normal" fo:text-transform="none" fo:color="#000000" style:font-name="arial" fo:font-size="12.75pt" fo:letter-spacing="normal" fo:font-style="normal"/>
    </style:style>
    <style:style style:name="T2" style:family="text">
      <style:text-properties style:font-name="arial" fo:font-size="12.75pt" fo:font-style="normal" fo:font-weight="normal"/>
    </style:style>
    <style:style style:name="T3" style:family="text">
      <style:text-properties fo:font-size="12.75pt" fo:font-style="normal" fo:font-weight="normal"/>
    </style:style>
    <style:style style:name="T4" style:family="text">
      <style:text-properties style:font-name="courier" fo:font-style="normal" fo:font-weight="normal"/>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rray: metodo splice (seccion 6 linea 51)</text:p>
      <text:p text:style-name="P13">El método splice permite eliminar componentes, insertar componentes o eliminar e insertar componentes en forma simultánea.</text:p>
      <text:p text:style-name="P12"><text:span text:style-name="Strong_20_Emphasis"><text:span text:style-name="T1">Borrar</text:span></text:span></text:p>
      <text:p text:style-name="P11">Veamos primero como podemos utilizar éste método para borrar elementos. Para borrar elementos debemos indicar dos parámetros al método splice, el primero indica a partir de que posición procedemos a borrar componentes y el segundo parámetro indica la cantidad de componentes a borrar.</text:p>
      <text:p text:style-name="P11">Veamos con un ejemplo como eliminamos 3 componentes del vector a partir de la segunda componente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0,1,2,3,4,5,6,7,8,9];</text:span></text:p>
      <text:p text:style-name="P22"><text:s text:c="2"/><text:span text:style-name="T4">document.write('Vector inicial&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2"><text:s text:c="2"/><text:span text:style-name="T4">vec.splice(1,3);</text:span></text:p>
      <text:p text:style-name="P22"><text:s text:c="2"/><text:span text:style-name="T4">document.write('Vector luego de borrar&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1">&lt;/script&gt;</text:p>
      <text:p text:style-name="P22"><text:s text:c="2"/></text:p>
      <text:p text:style-name="P21">&lt;/body&gt;</text:p>
      <text:p text:style-name="P20">&lt;/html&gt;</text:p>
      <text:p text:style-name="P11">Por pantalla obtenemos como resultado:</text:p>
      <text:p text:style-name="P21">Vector inicial</text:p>
      <text:p text:style-name="P21"><text:soft-page-break/>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Vector luego de borrar</text:p>
      <text:p text:style-name="P21">0</text:p>
      <text:p text:style-name="P21">4</text:p>
      <text:p text:style-name="P21">5</text:p>
      <text:p text:style-name="P21">6</text:p>
      <text:p text:style-name="P21">7</text:p>
      <text:p text:style-name="P21">8</text:p>
      <text:p text:style-name="P20">9</text:p>
      <text:p text:style-name="P11">Con la llamada al método splice:</text:p>
      <text:p text:style-name="P26"><text:s text:c="2"/><text:span text:style-name="T3">vec.splice(1,3);</text:span></text:p>
      <text:p text:style-name="P11">estamos indicando que a partir de la componente de la posición 1 (recordemos que los vectores se enumeran a partir de cero) proceda a eliminar 3 componentes.</text:p>
      <text:p text:style-name="P11">Otra cosa que hay que tener en cuenta que el método splice retorna un vector con los elementos borrados, luego si queremos podemos guardar esa referencia:</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0,1,2,3,4,5,6,7,8,9];</text:span></text:p>
      <text:p text:style-name="P22"><text:s text:c="2"/><text:span text:style-name="T4">document.write('Vector inicial&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2"><text:s text:c="2"/><text:span text:style-name="T4">var vec2=vec.splice(1,3);</text:span></text:p>
      <text:p text:style-name="P22"><text:soft-page-break/><text:s text:c="2"/><text:span text:style-name="T4">document.write('Elementos extraídos&lt;br&gt;');</text:span></text:p>
      <text:p text:style-name="P22"><text:s text:c="2"/><text:span text:style-name="T4">var f;</text:span></text:p>
      <text:p text:style-name="P22"><text:s text:c="2"/><text:span text:style-name="T4">for(f=0;f&lt;vec2.length;f++)</text:span></text:p>
      <text:p text:style-name="P22"><text:s text:c="2"/><text:span text:style-name="T4">{</text:span></text:p>
      <text:p text:style-name="P22"><text:s text:c="4"/><text:span text:style-name="T4">document.write(vec2[f]+'&lt;br&gt;');</text:span></text:p>
      <text:p text:style-name="P22"><text:s text:c="2"/><text:span text:style-name="T4">}</text:span></text:p>
      <text:p text:style-name="P21">&lt;/script&gt;</text:p>
      <text:p text:style-name="P22"><text:s text:c="2"/></text:p>
      <text:p text:style-name="P21">&lt;/body&gt;</text:p>
      <text:p text:style-name="P20">&lt;/html&gt;</text:p>
      <text:p text:style-name="P11">El resultado es:</text:p>
      <text:p text:style-name="P21">Vector inicial</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Elementos extraídos</text:p>
      <text:p text:style-name="P21">1</text:p>
      <text:p text:style-name="P21">2</text:p>
      <text:p text:style-name="P20">3</text:p>
      <text:p text:style-name="P11">Podemos indicar un valor negativo y el posicionamiento se cuenta desde el final del vector, por ejemplo si queremos eliminar los dos últimos elementos del vector luego debemos codificar:</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0,1,2,3,4,5,6,7,8,9];</text:span></text:p>
      <text:p text:style-name="P22"><text:s text:c="2"/><text:span text:style-name="T4">document.write('Vector inicial&lt;br&gt;');</text:span></text:p>
      <text:p text:style-name="P22"><text:s text:c="2"/><text:span text:style-name="T4">var f;</text:span></text:p>
      <text:p text:style-name="P22"><text:soft-page-break/><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2"><text:s text:c="2"/><text:span text:style-name="T4">vec.splice(-2,2);</text:span></text:p>
      <text:p text:style-name="P22"><text:s text:c="2"/><text:span text:style-name="T4">document.write('Eliminados los dos últimos elementos&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1">&lt;/script&gt;</text:p>
      <text:p text:style-name="P22"><text:s text:c="2"/></text:p>
      <text:p text:style-name="P21">&lt;/body&gt;</text:p>
      <text:p text:style-name="P20">&lt;/html&gt;</text:p>
      <text:p text:style-name="P11">El resultado en pantalla es:</text:p>
      <text:p text:style-name="P21">Vector inicial</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Eliminados los dos últimos elementos</text:p>
      <text:p text:style-name="P21">0</text:p>
      <text:p text:style-name="P21">1</text:p>
      <text:p text:style-name="P21">2</text:p>
      <text:p text:style-name="P21">3</text:p>
      <text:p text:style-name="P21">4</text:p>
      <text:p text:style-name="P21">5</text:p>
      <text:p text:style-name="P21">6</text:p>
      <text:p text:style-name="P20">7</text:p>
      <text:p text:style-name="P12"><text:span text:style-name="Strong_20_Emphasis"><text:span text:style-name="T1">Insertar</text:span></text:span></text:p>
      <text:p text:style-name="P11">Veamos ahora como procedemos a insertar valores dentro del vector. Debemos pasar como mínimo 3 o más parámetros. Los dos primeros cumplen la misma función que cuando borramos (pero en este caso pasamos un cero en el segundo parámetro) y del tercer parámetro en adelante se indican los valores a insertar en el vector.</text:p>
      <text:p text:style-name="P11"><text:soft-page-break/>Codificaremos un programa que inserte los valores 10,20,30,40 a partir de la segunda componente:</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0,1,2,3,4,5,6,7,8,9];</text:span></text:p>
      <text:p text:style-name="P22"><text:s text:c="2"/><text:span text:style-name="T4">document.write('Vector inicial&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2"><text:s text:c="2"/><text:span text:style-name="T4">vec.splice(1,0,10,20,30,40);</text:span></text:p>
      <text:p text:style-name="P22"><text:s text:c="2"/><text:span text:style-name="T4">document.write('Vector luego insertar 4 valores&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1">&lt;/script&gt;</text:p>
      <text:p text:style-name="P22"><text:s text:c="2"/></text:p>
      <text:p text:style-name="P21">&lt;/body&gt;</text:p>
      <text:p text:style-name="P20">&lt;/html&gt;</text:p>
      <text:p text:style-name="P11">El resultado por pantalla es:</text:p>
      <text:p text:style-name="P21">Vector inicial</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Vector luego insertar 4 valores</text:p>
      <text:p text:style-name="P21">0</text:p>
      <text:p text:style-name="P21"><text:soft-page-break/>10</text:p>
      <text:p text:style-name="P21">20</text:p>
      <text:p text:style-name="P21">30</text:p>
      <text:p text:style-name="P21">40</text:p>
      <text:p text:style-name="P21">1</text:p>
      <text:p text:style-name="P21">2</text:p>
      <text:p text:style-name="P21">3</text:p>
      <text:p text:style-name="P21">4</text:p>
      <text:p text:style-name="P21">5</text:p>
      <text:p text:style-name="P21">6</text:p>
      <text:p text:style-name="P21">7</text:p>
      <text:p text:style-name="P21">8</text:p>
      <text:p text:style-name="P20">9</text:p>
      <text:p text:style-name="P11">En esta llamada al método splice indicamos que a partir de la posición 1 del vector borre cero componentes e inserte los valores 10,20,30 y 40:</text:p>
      <text:p text:style-name="P26"><text:s text:c="2"/><text:span text:style-name="T3">vec.splice(1,0,10,20,30,40);</text:span></text:p>
      <text:p text:style-name="P12"><text:span text:style-name="Strong_20_Emphasis"><text:span text:style-name="T1">Borrar e insertar</text:span></text:span></text:p>
      <text:p text:style-name="P11">La tercer posibilidad que nos presenta este método es en el mismo momento que borramos elementos procedemos a insertar otros.</text:p>
      <text:p text:style-name="P11">Para probar el borrar e insertar en forma simultánea confeccionaremos un programa que borre desde la posición 1 tres elementos e inserte otros cinco elemento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1">var vec=[0,1,2,3,4,5,6,7,8,9];</text:p>
      <text:p text:style-name="P22"><text:s text:c="2"/><text:span text:style-name="T4">document.write('Vector inicial&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2"><text:s text:c="2"/><text:span text:style-name="T4">vec.splice(1,3,10,20,30,40,50);</text:span></text:p>
      <text:p text:style-name="P22"><text:s text:c="2"/><text:span text:style-name="T4">document.write('Vector luego de borrar 3 elementos e insertar otros 5 valores&lt;br&gt;');</text:span></text:p>
      <text:p text:style-name="P22"><text:soft-page-break/><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lt;br&gt;');</text:span></text:p>
      <text:p text:style-name="P22"><text:s text:c="2"/><text:span text:style-name="T4">}</text:span></text:p>
      <text:p text:style-name="P21">&lt;/script&gt;</text:p>
      <text:p text:style-name="P22"><text:s text:c="2"/></text:p>
      <text:p text:style-name="P21">&lt;/body&gt;</text:p>
      <text:p text:style-name="P20">&lt;/html&gt;</text:p>
      <text:p text:style-name="P11">El resultado por pantalla es:</text:p>
      <text:p text:style-name="P21">Vector inicial</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Vector luego de borrar 3 elementos e insertar otros 5 valores</text:p>
      <text:p text:style-name="P21">0</text:p>
      <text:p text:style-name="P21">10</text:p>
      <text:p text:style-name="P21">20</text:p>
      <text:p text:style-name="P21">30</text:p>
      <text:p text:style-name="P21">40</text:p>
      <text:p text:style-name="P21">50</text:p>
      <text:p text:style-name="P21">4</text:p>
      <text:p text:style-name="P21">5</text:p>
      <text:p text:style-name="P21">6</text:p>
      <text:p text:style-name="P21">7</text:p>
      <text:p text:style-name="P21">8</text:p>
      <text:p text:style-name="P20">9</text:p>
      <text:p text:style-name="P4"/>
      <text:p text:style-name="P4">Crear un vector con una lista de valores. Luego borrar las componentes donde hay un 2 y al mismo tiempo insertar dos elementos con el valor 1. </text:p>
      <text:p text:style-name="P2">&lt;script&gt;</text:p>
      <text:p text:style-name="P1"><text:s text:c="2"/>var vec=[0,7,2,3,4,2,6,2,8,2];</text:p>
      <text:p text:style-name="P1"><text:s text:c="2"/>var f;</text:p>
      <text:p text:style-name="P1"><text:s text:c="2"/>var indice=0;</text:p>
      <text:p text:style-name="P1"><text:soft-page-break/><text:s text:c="2"/>do {</text:p>
      <text:p text:style-name="P1"><text:s text:c="4"/>if (vec[indice]==2)</text:p>
      <text:p text:style-name="P1"><text:s text:c="4"/>{</text:p>
      <text:p text:style-name="P1"><text:s text:c="6"/>vec.splice(indice,1,1,1);</text:p>
      <text:p text:style-name="P1"><text:s text:c="4"/>}</text:p>
      <text:p text:style-name="P1"><text:s text:c="4"/>indice++;</text:p>
      <text:p text:style-name="P1"><text:s text:c="2"/>} while (indice&lt;vec.length);</text:p>
      <text:p text:style-name="P1"><text:s text:c="2"/>for(f=0;f&lt;vec.length;f++)</text:p>
      <text:p text:style-name="P1"><text:s text:c="2"/>{</text:p>
      <text:p text:style-name="P1"><text:s text:c="4"/>document.write(vec[f]+' ');</text:p>
      <text:p text:style-name="P1"><text:s text:c="2"/>}</text:p>
      <text:p text:style-name="P1">&lt;/script&gt;</text:p>
      <text:p text:style-name="P4"/>
      <text:p text:style-name="P4"/>
      <text:p text:style-name="P7">.-Array: metodo slice (seccion 6 linea 52)</text:p>
      <text:p text:style-name="P13">El método slice (traducido al castellano: trozo) retorna un trozo del vector. La sintaxis es:</text:p>
      <text:p text:style-name="P26"><text:s/><text:span text:style-name="T3">vec.slice(2,4);</text:span></text:p>
      <text:p text:style-name="P11">El primer parámetro indica a partir de que elementos debe retornar y el segundo parámetro hasta cual elemento (sin incluir dicha posición)<text:line-break/>El método slice no modifica el vector original, sino que retorna otro vector con las componentes indicadas.</text:p>
      <text:p text:style-name="P11">Veamos con un ejemplo el empleo del método slice:</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20,30,40,50,60];</text:span></text:p>
      <text:p text:style-name="P22"><text:s text:c="2"/><text:span text:style-name="T4">document.write('Vector original&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text:span></text:p>
      <text:p text:style-name="P22"><text:s text:c="2"/><text:span text:style-name="T4">}</text:span></text:p>
      <text:p text:style-name="P22"><text:s text:c="2"/><text:span text:style-name="T4">document.write('&lt;br&gt;');</text:span></text:p>
      <text:p text:style-name="P22"><text:soft-page-break/><text:s text:c="2"/><text:span text:style-name="T4">var vec2=vec.slice(1,4);</text:span></text:p>
      <text:p text:style-name="P22"><text:s text:c="2"/><text:span text:style-name="T4">document.write('Vector resultante de la llamada a slice&lt;br&gt;');</text:span></text:p>
      <text:p text:style-name="P22"><text:s text:c="2"/><text:span text:style-name="T4">for(f=0;f&lt;vec2.length;f++)</text:span></text:p>
      <text:p text:style-name="P22"><text:s text:c="2"/><text:span text:style-name="T4">{</text:span></text:p>
      <text:p text:style-name="P22"><text:s text:c="4"/><text:span text:style-name="T4">document.write(vec2[f]+'-');</text:span></text:p>
      <text:p text:style-name="P22"><text:s text:c="2"/><text:span text:style-name="T4">}</text:span></text:p>
      <text:p text:style-name="P21">&lt;/script&gt;</text:p>
      <text:p text:style-name="P22"><text:s text:c="2"/></text:p>
      <text:p text:style-name="P21">&lt;/body&gt;</text:p>
      <text:p text:style-name="P20">&lt;/html&gt;</text:p>
      <text:p text:style-name="P11">Estamos indicando en el método slice que retorne un nuevo vector a partir del elemento de la posición 1 hasta la posición 4 sin incluirla. El vector original (es decir vec) no se modifica con la llamada al método slice. El resultado de la ejecución de este programa es:</text:p>
      <text:p text:style-name="P21">Vector original</text:p>
      <text:p text:style-name="P21">10-20-30-40-50-60-</text:p>
      <text:p text:style-name="P21">Vector resultante de la llamada a slice</text:p>
      <text:p text:style-name="P20">20-30-40-</text:p>
      <text:p text:style-name="P11">Otras variantes que podemos emplear con el método slice:</text:p>
      <text:list xml:id="list9172964064993777036" text:style-name="L1">
        <text:list-item>
          <text:p text:style-name="P10">Si queremos extraer desde una determinada posición hasta el final del vector debemos llamar al método slice con un solo parámetro:</text:p>
          <text:p text:style-name="P17"><text:s text:c="3"/><text:span text:style-name="T2">var vec=[10,20,30,40,50,60];</text:span></text:p>
          <text:p text:style-name="P29"><text:s text:c="3"/><text:span text:style-name="T2">var vec2=vec.slice(2); // vec2 almacena [30,40,50,60]</text:span></text:p>
        </text:list-item>
        <text:list-item>
          <text:p text:style-name="P10">Si queremos indicar una posición pero comenzando desde el final del vector debemos indicar un valor negativo en el primer parámetro:</text:p>
          <text:p text:style-name="P17"><text:s text:c="2"/><text:span text:style-name="T2">var vec=[10,20,30,40,50,60];</text:span></text:p>
          <text:p text:style-name="P29"><text:s text:c="2"/><text:span text:style-name="T2">var vec2=vec.slice(-2); // vec2 almacena [50,60]</text:span></text:p>
          <text:p text:style-name="P10">También podemos indicar el segundo parámetro:</text:p>
          <text:p text:style-name="P17"><text:s text:c="2"/><text:span text:style-name="T2">var vec=[10,20,30,40,50,60];</text:span></text:p>
          <text:p text:style-name="P29"><text:s text:c="2"/><text:span text:style-name="T2">var vec2=vec.slice(-3,-1); // vec2 almacena [40,50] <text:s/></text:span></text:p>
        </text:list-item>
        <text:list-item>
          <text:p text:style-name="P10">Por último podemos indicar el primer parámetro un valor positivo y el segundo un valor negativo indicando una posición desde el final</text:p>
          <text:p text:style-name="P17"><text:s text:c="2"/><text:span text:style-name="T2">var vec=[10,20,30,40,50,60];</text:span></text:p>
          <text:p text:style-name="P29"><text:s text:c="2"/><text:span text:style-name="T2">var vec2=vec.slice(1,-1); // vec2 almacena [20,30,40,50]</text:span></text:p>
        </text:list-item>
      </text:list>
      <text:p text:style-name="P4"><text:soft-page-break/></text:p>
      <text:p text:style-name="P4"><text:s/>Crear un vector de 10 elementos con valores aleatorios comprendidos entre 0 y 1000. Buscar el menor y luego generar otro vector a partir de dicha posición hasta el final.</text:p>
      <text:p text:style-name="P2">&lt;script&gt;</text:p>
      <text:p text:style-name="P1"><text:s text:c="2"/>var vec=[]; <text:s/></text:p>
      <text:p text:style-name="P1"><text:s text:c="2"/>var f;</text:p>
      <text:p text:style-name="P1"><text:s text:c="2"/>for(f=0;f&lt;10;f++)</text:p>
      <text:p text:style-name="P1"><text:s text:c="2"/>{</text:p>
      <text:p text:style-name="P1"><text:s text:c="4"/>vec[f]=parseInt(Math.random()*1001);</text:p>
      <text:p text:style-name="P1"><text:s text:c="2"/>}</text:p>
      <text:p text:style-name="P1"><text:s text:c="2"/>document.write('Vector original&lt;br&gt;');</text:p>
      <text:p text:style-name="P1"><text:s text:c="2"/>for(f=0;f&lt;vec.length;f++)</text:p>
      <text:p text:style-name="P1"><text:s text:c="2"/>{</text:p>
      <text:p text:style-name="P1"><text:s text:c="4"/>document.write(vec[f]+'-');</text:p>
      <text:p text:style-name="P1"><text:s text:c="2"/>}</text:p>
      <text:p text:style-name="P1"><text:s text:c="2"/>document.write('&lt;br&gt;');</text:p>
      <text:p text:style-name="P1"><text:s text:c="2"/>var menor=vec[0];</text:p>
      <text:p text:style-name="P1"><text:s text:c="2"/>var pos=0;</text:p>
      <text:p text:style-name="P1"><text:s text:c="2"/>for(f=1;f&lt;vec.length;f++)</text:p>
      <text:p text:style-name="P1"><text:s text:c="2"/>{</text:p>
      <text:p text:style-name="P1"><text:s text:c="4"/>if (vec[f]&lt;menor)</text:p>
      <text:p text:style-name="P1"><text:s text:c="4"/>{</text:p>
      <text:p text:style-name="P1"><text:s text:c="6"/>menor=vec[f];</text:p>
      <text:p text:style-name="P1"><text:s text:c="6"/>pos=f;</text:p>
      <text:p text:style-name="P1"><text:s text:c="4"/>}</text:p>
      <text:p text:style-name="P1"><text:s text:c="2"/>}</text:p>
      <text:p text:style-name="P1"><text:s text:c="2"/>document.write('Elemento menor del vector:'+menor);</text:p>
      <text:p text:style-name="P1"><text:s text:c="2"/>document.write('&lt;br&gt;');</text:p>
      <text:p text:style-name="P1"><text:s text:c="2"/>var vec2=vec.slice(pos);</text:p>
      <text:p text:style-name="P1"><text:s text:c="2"/>document.write('Vector resultante de la llamada a slice&lt;br&gt;');</text:p>
      <text:p text:style-name="P1"><text:s text:c="2"/>for(f=0;f&lt;vec2.length;f++)</text:p>
      <text:p text:style-name="P1"><text:s text:c="2"/>{</text:p>
      <text:p text:style-name="P1"><text:s text:c="4"/>document.write(vec2[f]+'-');</text:p>
      <text:p text:style-name="P1"><text:s text:c="2"/>}</text:p>
      <text:p text:style-name="P1">&lt;/script&gt;</text:p>
      <text:p text:style-name="P4"/>
      <text:p text:style-name="P7">.-Array: metodo join (seccion 6 linea 53)</text:p>
      <text:p text:style-name="P14">El método join concatena todos los elementos del vector en un único string.</text:p>
      <text:p text:style-name="P11">Al método join le pasamos como parámetro el o los caracteres de separación que debe agregar entre los elementos dentro del string que se genera.</text:p>
      <text:p text:style-name="P11">Veamos un ejemplo del funcionamiento del método join:</text:p>
      <text:p text:style-name="P21"><text:soft-page-break/>&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20,30,40,50]; </text:span></text:p>
      <text:p text:style-name="P22"><text:s text:c="2"/><text:span text:style-name="T4">var cadena=vec.join('-');</text:span></text:p>
      <text:p text:style-name="P22"><text:s text:c="2"/><text:span text:style-name="T4">document.write(cadena);</text:span></text:p>
      <text:p text:style-name="P21">&lt;/script&gt;</text:p>
      <text:p text:style-name="P22"><text:s text:c="2"/></text:p>
      <text:p text:style-name="P21">&lt;/body&gt;</text:p>
      <text:p text:style-name="P20">&lt;/html&gt;</text:p>
      <text:p text:style-name="P11">El resultado en pantalla es:</text:p>
      <text:p text:style-name="P20">10-20-30-40-50</text:p>
      <text:p text:style-name="P11">Como podemos observar el string cadena almacena todos los elementos del vector separados por el caracter "-".</text:p>
      <text:p text:style-name="P11">Podemos disponer más de un caracter de separación:</text:p>
      <text:p text:style-name="P24"><text:s text:c="2"/><text:span text:style-name="T3">var vec=[10,20,30,40,50]; </text:span></text:p>
      <text:p text:style-name="P16"><text:s text:c="2"/><text:span text:style-name="T3">var cadena=vec.join('---');</text:span></text:p>
      <text:p text:style-name="P28"><text:s text:c="2"/><text:span text:style-name="T3">document.write(cadena); //10---20---30---40---50</text:span></text:p>
      <text:p text:style-name="P11">Podemos llamar al método join inclusive sin parámetros, en dicho caso se agrega por defecto el caracter de la coma:</text:p>
      <text:p text:style-name="P24"><text:s text:c="2"/><text:span text:style-name="T3">var vec=[10,20,30,40,50]; </text:span></text:p>
      <text:p text:style-name="P16"><text:s text:c="2"/><text:span text:style-name="T3">var cadena=vec.join();</text:span></text:p>
      <text:p text:style-name="P28"><text:s text:c="2"/><text:span text:style-name="T3">document.write(cadena); <text:s/>//10,20,30,40,50</text:span></text:p>
      <text:p text:style-name="P8"/>
      <text:p text:style-name="P4">Crear un vector con los datos de 5 personas. Luego imprimir por pantalla uno abajo de otro utilizando el método join para generar un string y agregarle entre elementos la marca html &lt;br&gt;.</text:p>
      <text:p text:style-name="P2">&lt;script type="text/javascript"&gt;</text:p>
      <text:p text:style-name="P1"><text:s text:c="2"/></text:p>
      <text:p text:style-name="P1"><text:s text:c="2"/>var nombres=new Array(5);</text:p>
      <text:p text:style-name="P1"><text:s text:c="2"/>var f;</text:p>
      <text:p text:style-name="P1"><text:soft-page-break/><text:s text:c="2"/>for(f=0;f&lt;nombres.length;f++)</text:p>
      <text:p text:style-name="P1"><text:s text:c="2"/>{</text:p>
      <text:p text:style-name="P1"><text:s text:c="4"/>nombres[f]=prompt('Ingrese un nombre:','');</text:p>
      <text:p text:style-name="P1"><text:s text:c="2"/>}</text:p>
      <text:p text:style-name="P1"><text:s text:c="2"/>document.write(nombres.join('&lt;br&gt;'));</text:p>
      <text:p text:style-name="P1"/>
      <text:p text:style-name="P1">&lt;/script&gt;</text:p>
      <text:p text:style-name="P4"/>
      <text:p text:style-name="P4"/>
      <text:p text:style-name="P7">.-Array: metodo concat (seccion 6 linea 54)</text:p>
      <text:p text:style-name="P15">El método concat crea un nuevo vector con los datos del objeto original y los datos que le enviamos como parámetro.</text:p>
      <text:p text:style-name="P11">Veamos con un ejemplo los resultados que obtenemos con el método concat:</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20,30,40];</text:span></text:p>
      <text:p text:style-name="P22"><text:s text:c="2"/><text:span text:style-name="T4">var vecnuevo=vec.concat(1,2,3);</text:span></text:p>
      <text:p text:style-name="P22"><text:s text:c="2"/><text:span text:style-name="T4">document.write('Vector origen&lt;br&gt;');</text:span></text:p>
      <text:p text:style-name="P22"><text:s text:c="2"/><text:span text:style-name="T4">document.write(vec.join()+'&lt;br&gt;');</text:span></text:p>
      <text:p text:style-name="P22"><text:s text:c="2"/><text:span text:style-name="T4">document.write('Vector generado&lt;br&gt;');</text:span></text:p>
      <text:p text:style-name="P22"><text:s text:c="2"/><text:span text:style-name="T4">document.write(vecnuevo.join()+'&lt;br&gt;');</text:span></text:p>
      <text:p text:style-name="P21">&lt;/script&gt;</text:p>
      <text:p text:style-name="P22"><text:s text:c="2"/></text:p>
      <text:p text:style-name="P21">&lt;/body&gt;</text:p>
      <text:p text:style-name="P20">&lt;/html&gt;</text:p>
      <text:p text:style-name="P11">Por pantalla tenemos el siguiente resultado:</text:p>
      <text:p text:style-name="P21">Vector origen</text:p>
      <text:p text:style-name="P21">10,20,30,40</text:p>
      <text:p text:style-name="P21">Vector generado</text:p>
      <text:p text:style-name="P20">10,20,30,40,1,2,3</text:p>
      <text:p text:style-name="P11">El vector llamado vec almacena 4 componentes. Luego el vector que retorna el método concat es [10,20,30,40,1,2,3], el vector "vec" no se modifica al llamar al método concat. <text:soft-page-break/>Como podemos observar los elementos que le pasamos como parámetro se almacenan al final del vector generado.</text:p>
      <text:p text:style-name="P11">Otra variante es que podemos pasar como parámetros al metodo concat otros vectore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text:span text:style-name="T4">var vec1=[10,20,30,40];</text:span></text:p>
      <text:p text:style-name="P22"><text:s text:c="2"/><text:span text:style-name="T4">var vec2=[100,200,300,400];</text:span></text:p>
      <text:p text:style-name="P22"><text:s text:c="2"/><text:span text:style-name="T4">var vecsuma=vec1.concat(vec2);</text:span></text:p>
      <text:p text:style-name="P22"><text:s text:c="2"/><text:span text:style-name="T4">document.write('Primer vector:');</text:span></text:p>
      <text:p text:style-name="P22"><text:s text:c="2"/><text:span text:style-name="T4">document.write(vec1.join()+'&lt;br&gt;');</text:span></text:p>
      <text:p text:style-name="P22"><text:s text:c="2"/><text:span text:style-name="T4">document.write('Segundo vector:');</text:span></text:p>
      <text:p text:style-name="P22"><text:s text:c="2"/><text:span text:style-name="T4">document.write(vec2.join()+'&lt;br&gt;');</text:span></text:p>
      <text:p text:style-name="P22"><text:s text:c="2"/><text:span text:style-name="T4">document.write('vectores concatenados:');</text:span></text:p>
      <text:p text:style-name="P22"><text:s text:c="2"/><text:span text:style-name="T4">document.write(vecsuma.join()+'&lt;br&gt;');</text:span></text:p>
      <text:p text:style-name="P21">&lt;/script&gt;</text:p>
      <text:p text:style-name="P22"><text:s text:c="2"/></text:p>
      <text:p text:style-name="P21">&lt;/body&gt;</text:p>
      <text:p text:style-name="P20">&lt;/html&gt;</text:p>
      <text:p text:style-name="P11">En pantalla tenemos como resultado:</text:p>
      <text:p text:style-name="P21">Primer vector:10,20,30,40</text:p>
      <text:p text:style-name="P21">Segundo vector:100,200,300,400</text:p>
      <text:p text:style-name="P20">vectores concatenados:10,20,30,40,100,200,300,400</text:p>
      <text:p text:style-name="P11">En este segundo problema tenemos dos vectores llamados vec1 y vec2. Llamamos al método concat a través del objeto vec1 y le pasamos como parámetro el vec2. El resultado es otro vector que se almacena la referencia en la variable vecsuma.</text:p>
      <text:p text:style-name="P11">Luego mostramos los elementos de los vectores ayudándonos con la llamada del método join para generar un string con todos los elementos del vector separados por coma.</text:p>
      <text:p text:style-name="P7"/>
      <text:p text:style-name="P2">&lt;script&gt;</text:p>
      <text:p text:style-name="P1"><text:soft-page-break/><text:s text:c="2"/>var vec=[10,20,30,40];</text:p>
      <text:p text:style-name="P1"><text:s text:c="2"/>var vecnuevo=vec.concat(1,2,3);</text:p>
      <text:p text:style-name="P1"><text:s text:c="2"/>document.write('Vector origen&lt;br&gt;');</text:p>
      <text:p text:style-name="P1"><text:s text:c="2"/>document.write(vec.join()+'&lt;br&gt;');</text:p>
      <text:p text:style-name="P1"><text:s text:c="2"/>document.write('Vector generado&lt;br&gt;');</text:p>
      <text:p text:style-name="P1"><text:s text:c="2"/>document.write(vecnuevo.join()+'&lt;br&gt;');</text:p>
      <text:p text:style-name="P1">&lt;/script&gt;</text:p>
      <text:p text:style-name="P1">Por pantalla tenemos el siguiente resultado:</text:p>
      <text:p text:style-name="P2">Vector origen</text:p>
      <text:p text:style-name="P1">10,20,30,40</text:p>
      <text:p text:style-name="P1">Vector generado</text:p>
      <text:p text:style-name="P1">10,20,30,40,1,2,3</text:p>
      <text:p text:style-name="P1">&lt;script&gt;</text:p>
      <text:p text:style-name="P1"><text:s/>var vec1=[10,20,30,40];</text:p>
      <text:p text:style-name="P1"><text:s text:c="2"/>var vec2=[100,200,300,400];</text:p>
      <text:p text:style-name="P1"><text:s text:c="2"/>var vecsuma=vec1.concat(vec2);</text:p>
      <text:p text:style-name="P1"><text:s text:c="2"/>document.write('Primer vector:');</text:p>
      <text:p text:style-name="P1"><text:s text:c="2"/>document.write(vec1.join()+'&lt;br&gt;');</text:p>
      <text:p text:style-name="P1"><text:s text:c="2"/>document.write('Segundo vector:');</text:p>
      <text:p text:style-name="P1"><text:s text:c="2"/>document.write(vec2.join()+'&lt;br&gt;');</text:p>
      <text:p text:style-name="P1"><text:s text:c="2"/>document.write('vectores concatenados:');</text:p>
      <text:p text:style-name="P1"><text:s text:c="2"/>document.write(vecsuma.join()+'&lt;br&gt;');</text:p>
      <text:p text:style-name="P1">&lt;/script&gt;</text:p>
      <text:p text:style-name="P1">r pantalla tenemos el siguiente resultado:</text:p>
      <text:p text:style-name="P1">Primer vector:10,20,30,40</text:p>
      <text:p text:style-name="P1">Segundo vector:100,200,300,400</text:p>
      <text:p text:style-name="P1">vectores concatenados:10,20,30,40,100,200,300,400</text:p>
      <text:p text:style-name="P1"/>
      <text:p text:style-name="P4"/>
      <text:p text:style-name="P7">.-Array: metodo toString <text:s/>(seccion 6 linea 55)</text:p>
      <text:p text:style-name="P9">Crear un vector con 10 elementos con valores aleatorios comprendidos entre 0 y 1000. Luego copiar el contenido del vector a un string con los valores de las componentes separados por coma:</text:p>
      <text:p text:style-name="P27">&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new Array(10);</text:span></text:p>
      <text:p text:style-name="P22"><text:soft-page-break/><text:s text:c="2"/><text:span text:style-name="T4">var f;</text:span></text:p>
      <text:p text:style-name="P22"><text:s text:c="2"/><text:span text:style-name="T4">for(f=0;f&lt;vec.length;f++)</text:span></text:p>
      <text:p text:style-name="P22"><text:s text:c="2"/><text:span text:style-name="T4">{</text:span></text:p>
      <text:p text:style-name="P22"><text:s text:c="4"/><text:span text:style-name="T4">vec[f]=parseInt(Math.random()*1001);</text:span></text:p>
      <text:p text:style-name="P22"><text:s text:c="2"/><text:span text:style-name="T4">}</text:span></text:p>
      <text:p text:style-name="P22"><text:s text:c="2"/><text:span text:style-name="T4">var cadena=vec.toString();</text:span></text:p>
      <text:p text:style-name="P22"><text:s text:c="2"/><text:span text:style-name="T4">document.write(cadena);</text:span></text:p>
      <text:p text:style-name="P21">&lt;/script&gt;</text:p>
      <text:p text:style-name="P22"><text:s text:c="2"/></text:p>
      <text:p text:style-name="P21">&lt;/body&gt;</text:p>
      <text:p text:style-name="P20">&lt;/html&gt;</text:p>
      <text:p text:style-name="P11">El resultado de la ejecución del programa es (como son valores aleatorios es casi seguro que tendrá una lista de 10 valores distintos a estos):</text:p>
      <text:p text:style-name="P20">348,860,430,568,428,692,281,159,573,284</text:p>
      <text:p text:style-name="P11">Como podemos observar para copiar todas las componentes del vector en un string y que queden separadas por coma llamamos al método toString():</text:p>
      <text:p text:style-name="P26"><text:s text:c="2"/><text:span text:style-name="T3">var cadena=vec.toString();</text:span></text:p>
      <text:p text:style-name="P9"/>
      <text:p text:style-name="P4">Crear un vector de 10 elementos. Inicializar los valores del vector cuando se crea. Inicializar dos variables que resulten de llamar primero al método toString() y la segunda variable inicializarla llamando al método join() sin parámetros. Mostrar un mensaje si el resultado de la ejecución de los dos métodos retorna el mismo valor (empleando un if para comparar los string)</text:p>
      <text:p text:style-name="P2">&lt;script&gt;</text:p>
      <text:p text:style-name="P1"><text:s text:c="2"/>var vec=[1,2,3,4,5,6,7,8,9,10];</text:p>
      <text:p text:style-name="P1"><text:s text:c="2"/>var cadena1=vec.toString();</text:p>
      <text:p text:style-name="P1"><text:s text:c="2"/>var cadena2=vec.join();</text:p>
      <text:p text:style-name="P1"><text:s text:c="2"/>if (cadena1==cadena2)</text:p>
      <text:p text:style-name="P1"><text:s text:c="4"/>document.write('son iguales los dos string');</text:p>
      <text:p text:style-name="P1"><text:s text:c="2"/>else</text:p>
      <text:p text:style-name="P1"><text:s text:c="2"/>document.write('no son iguales los dos string'); <text:s/></text:p>
      <text:p text:style-name="P1">&lt;/script&gt;</text:p>
      <text:p text:style-name="P4"/>
      <text:p text:style-name="P7">.-Array: distintas formas de recorrerlo (seccion 6 linea 56)</text:p>
      <text:p text:style-name="P15">Para visitar todas las componentes de un vector hemos visto hasta ahora el ciclo repetitivo for:</text:p>
      <text:p text:style-name="P21"><text:soft-page-break/>&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20,30,40,50];</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text:span></text:p>
      <text:p text:style-name="P22"><text:s text:c="2"/><text:span text:style-name="T4">}</text:span></text:p>
      <text:p text:style-name="P21">&lt;/script&gt;</text:p>
      <text:p text:style-name="P22"><text:s text:c="2"/></text:p>
      <text:p text:style-name="P21">&lt;/body&gt;</text:p>
      <text:p text:style-name="P20">&lt;/html&gt;</text:p>
      <text:p text:style-name="P11">Javascript cuenta con otra variante de for(llamada for in):</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20,30,40,50];</text:span></text:p>
      <text:p text:style-name="P22"><text:s text:c="2"/><text:span text:style-name="T4">for(var indice in vec)</text:span></text:p>
      <text:p text:style-name="P22"><text:s text:c="2"/><text:span text:style-name="T4">{</text:span></text:p>
      <text:p text:style-name="P22"><text:s text:c="4"/><text:span text:style-name="T4">document.write(indice);</text:span></text:p>
      <text:p text:style-name="P22"><text:s text:c="4"/><text:span text:style-name="T4">document.write(vec[indice]+'-');</text:span></text:p>
      <text:p text:style-name="P22"><text:s text:c="2"/><text:span text:style-name="T4">}</text:span></text:p>
      <text:p text:style-name="P21">&lt;/script&gt;</text:p>
      <text:p text:style-name="P22"><text:s text:c="2"/></text:p>
      <text:p text:style-name="P21">&lt;/body&gt;</text:p>
      <text:p text:style-name="P20">&lt;/html&gt;</text:p>
      <text:p text:style-name="P11">El for se repite tantas veces como elementos tiene el vector y en cada vuelta del ciclo for la variable indice almacena el subíndice de la componente (tengamos en cuenta que en este ejemplo definimos el vector con los valores 10,20,30,40,50 y se almacenaron <text:soft-page-break/>en los subíndices 0,1,2,3,4) es decir la variable indice almacenará en la primer vuelta el valor 0, en la segunda el valor 1 y así sucesivamente:</text:p>
      <text:p text:style-name="P24"><text:s text:c="2"/><text:span text:style-name="T3">for(var indice in vec)</text:span></text:p>
      <text:p text:style-name="P16"><text:s text:c="2"/><text:span text:style-name="T3">{</text:span></text:p>
      <text:p text:style-name="P16"><text:s text:c="4"/><text:span text:style-name="T3">document.write(indice);</text:span></text:p>
      <text:p text:style-name="P16"><text:s text:c="4"/><text:span text:style-name="T3">document.write(vec[indice]+'-');</text:span></text:p>
      <text:p text:style-name="P28"><text:s text:c="2"/><text:span text:style-name="T3">}</text:span></text:p>
      <text:p text:style-name="P11">Si tenemos un vector no denso (es decir que tiene algunas posiciones vacías el empleo del for in tiene un resultado distinto al empleo del for clásico):</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vec=[10,,30,,50];</text:span></text:p>
      <text:p text:style-name="P22"><text:s text:c="2"/><text:span text:style-name="T4">document.write('Recorredo del vector con un for clásico&lt;br&gt;');</text:span></text:p>
      <text:p text:style-name="P22"><text:s text:c="2"/><text:span text:style-name="T4">var f;</text:span></text:p>
      <text:p text:style-name="P22"><text:s text:c="2"/><text:span text:style-name="T4">for(f=0;f&lt;vec.length;f++)</text:span></text:p>
      <text:p text:style-name="P22"><text:s text:c="2"/><text:span text:style-name="T4">{</text:span></text:p>
      <text:p text:style-name="P22"><text:s text:c="4"/><text:span text:style-name="T4">document.write(vec[f]+'-');</text:span></text:p>
      <text:p text:style-name="P22"><text:s text:c="2"/><text:span text:style-name="T4">}</text:span></text:p>
      <text:p text:style-name="P22"><text:s text:c="2"/><text:span text:style-name="T4">document.write('&lt;br&gt;');</text:span></text:p>
      <text:p text:style-name="P22"><text:s text:c="2"/><text:span text:style-name="T4">document.write('Recorredo del vector con un for in&lt;br&gt;');</text:span></text:p>
      <text:p text:style-name="P22"><text:s text:c="2"/><text:span text:style-name="T4">for(var indice in vec)</text:span></text:p>
      <text:p text:style-name="P22"><text:s text:c="2"/><text:span text:style-name="T4">{</text:span></text:p>
      <text:p text:style-name="P22"><text:s text:c="4"/><text:span text:style-name="T4">document.write(vec[indice]+'-');</text:span></text:p>
      <text:p text:style-name="P22"><text:s text:c="2"/><text:span text:style-name="T4">}</text:span></text:p>
      <text:p text:style-name="P21">&lt;/script&gt;</text:p>
      <text:p text:style-name="P22"><text:s text:c="2"/></text:p>
      <text:p text:style-name="P21">&lt;/body&gt;</text:p>
      <text:p text:style-name="P20">&lt;/html&gt;</text:p>
      <text:p text:style-name="P11">El resultado de la ejecución del programa es:</text:p>
      <text:p text:style-name="P21">Recorredo del vector con un for clásico</text:p>
      <text:p text:style-name="P21">10-undefined-30-undefined-50-</text:p>
      <text:p text:style-name="P21">Recorredo del vector con un for in</text:p>
      <text:p text:style-name="P20">10-30-50-</text:p>
      <text:p text:style-name="P11"><text:soft-page-break/>Como podemos comprobar con el for in no se acceden a componentes inexistentes.</text:p>
      <text:p text:style-name="P7"/>
      <text:p text:style-name="P3">Para visitar todas las componentes de un vector hemos visto hasta ahora el ciclo repetitivo for:</text:p>
      <text:p text:style-name="P1">&lt;!DOCTYPE html&gt;</text:p>
      <text:p text:style-name="P1">&lt;html&gt;</text:p>
      <text:p text:style-name="P1">&lt;head&gt;</text:p>
      <text:p text:style-name="P1"><text:s text:c="2"/>&lt;title&gt;Ejemplo de JavaScript&lt;/title&gt;</text:p>
      <text:p text:style-name="P1"><text:s text:c="2"/>&lt;meta charset="UTF-8"&gt;</text:p>
      <text:p text:style-name="P1">&lt;/head&gt;</text:p>
      <text:p text:style-name="P1">&lt;body&gt;</text:p>
      <text:p text:style-name="P1"/>
      <text:p text:style-name="P1">&lt;script&gt;</text:p>
      <text:p text:style-name="P1"><text:s text:c="2"/>var vec=[10,20,30,40,50];</text:p>
      <text:p text:style-name="P1"><text:s text:c="2"/>var f;</text:p>
      <text:p text:style-name="P1"><text:s text:c="2"/>for(f=0;f&lt;vec.length;f++)</text:p>
      <text:p text:style-name="P1"><text:s text:c="2"/>{</text:p>
      <text:p text:style-name="P1"><text:s text:c="4"/>document.write(vec[f]+'-');</text:p>
      <text:p text:style-name="P1"><text:s text:c="2"/>}</text:p>
      <text:p text:style-name="P1">&lt;/script&gt;</text:p>
      <text:p text:style-name="P1"><text:s text:c="2"/></text:p>
      <text:p text:style-name="P1">&lt;/body&gt;</text:p>
      <text:p text:style-name="P1">&lt;/html&gt;</text:p>
      <text:p text:style-name="P5">Javascript cuenta con otra variante de for(llamada for in):</text:p>
      <text:p text:style-name="P1">&lt;!DOCTYPE html&gt;</text:p>
      <text:p text:style-name="P1">&lt;html&gt;</text:p>
      <text:p text:style-name="P1">&lt;head&gt;</text:p>
      <text:p text:style-name="P1"><text:s text:c="2"/>&lt;title&gt;Ejemplo de JavaScript&lt;/title&gt;</text:p>
      <text:p text:style-name="P1"><text:s text:c="2"/>&lt;meta charset="UTF-8"&gt;</text:p>
      <text:p text:style-name="P1">&lt;/head&gt;</text:p>
      <text:p text:style-name="P1">&lt;body&gt;</text:p>
      <text:p text:style-name="P1"/>
      <text:p text:style-name="P1">&lt;script&gt;</text:p>
      <text:p text:style-name="P1"><text:s text:c="2"/>var vec=[10,20,30,40,50];</text:p>
      <text:p text:style-name="P1"><text:s text:c="2"/>for(var indice in vec)</text:p>
      <text:p text:style-name="P1"><text:s text:c="2"/>{</text:p>
      <text:p text:style-name="P1"><text:s text:c="4"/>document.write(indice);</text:p>
      <text:p text:style-name="P1"><text:s text:c="4"/>document.write(vec[indice]+'-');</text:p>
      <text:p text:style-name="P1"><text:s text:c="2"/>}</text:p>
      <text:p text:style-name="P1">&lt;/script&gt;</text:p>
      <text:p text:style-name="P1"><text:s text:c="2"/></text:p>
      <text:p text:style-name="P1">&lt;/body&gt;</text:p>
      <text:p text:style-name="P1">&lt;/html&gt;</text:p>
      <text:p text:style-name="P5">El for se repite tantas veces como elementos tiene el vector y en cada vuelta del ciclo for la variable indice almacena el subíndice de la componente (tengamos en cuenta que en este ejemplo definimos el <text:soft-page-break/>vector con los valores 10,20,30,40,50 y se almacenaron en los subíndices 0,1,2,3,4) es decir la variable indice almacenará en la primer vuelta el valor 0, en la segunda el valor 1 y así sucesivamente:</text:p>
      <text:p text:style-name="P1"><text:s text:c="2"/>for(var indice in vec)</text:p>
      <text:p text:style-name="P1"><text:s text:c="2"/>{</text:p>
      <text:p text:style-name="P1"><text:s text:c="4"/>document.write(indice);</text:p>
      <text:p text:style-name="P1"><text:s text:c="4"/>document.write(vec[indice]+'-');</text:p>
      <text:p text:style-name="P1"><text:s text:c="2"/>}</text:p>
      <text:p text:style-name="P5">Si tenemos un vector no denso (es decir que tiene algunas posiciones vacías el empleo del for in tiene un resultado distinto al empleo del for clásico):</text:p>
      <text:p text:style-name="P1">&lt;!DOCTYPE html&gt;</text:p>
      <text:p text:style-name="P1">&lt;html&gt;</text:p>
      <text:p text:style-name="P1">&lt;head&gt;</text:p>
      <text:p text:style-name="P1"><text:s text:c="2"/>&lt;title&gt;Ejemplo de JavaScript&lt;/title&gt;</text:p>
      <text:p text:style-name="P1"><text:s text:c="2"/>&lt;meta charset="UTF-8"&gt;</text:p>
      <text:p text:style-name="P1">&lt;/head&gt;</text:p>
      <text:p text:style-name="P1">&lt;body&gt;</text:p>
      <text:p text:style-name="P1"/>
      <text:p text:style-name="P1">&lt;script&gt;</text:p>
      <text:p text:style-name="P1"><text:s text:c="2"/>var vec=[10,,30,,50];</text:p>
      <text:p text:style-name="P1"><text:s text:c="2"/>document.write('Recorredo del vector con un for clásico&lt;br&gt;');</text:p>
      <text:p text:style-name="P1"><text:s text:c="2"/>var f;</text:p>
      <text:p text:style-name="P1"><text:s text:c="2"/>for(f=0;f&lt;vec.length;f++)</text:p>
      <text:p text:style-name="P1"><text:s text:c="2"/>{</text:p>
      <text:p text:style-name="P1"><text:s text:c="4"/>document.write(vec[f]+'-');</text:p>
      <text:p text:style-name="P1"><text:s text:c="2"/>}</text:p>
      <text:p text:style-name="P1"><text:s text:c="2"/>document.write('&lt;br&gt;');</text:p>
      <text:p text:style-name="P1"><text:s text:c="2"/>document.write('Recorredo del vector con un for in&lt;br&gt;');</text:p>
      <text:p text:style-name="P1"><text:s text:c="2"/>for(var indice in vec)</text:p>
      <text:p text:style-name="P1"><text:s text:c="2"/>{</text:p>
      <text:p text:style-name="P1"><text:s text:c="4"/>document.write(vec[indice]+'-');</text:p>
      <text:p text:style-name="P1"><text:s text:c="2"/>}</text:p>
      <text:p text:style-name="P1">&lt;/script&gt;</text:p>
      <text:p text:style-name="P1"><text:s text:c="2"/></text:p>
      <text:p text:style-name="P1">&lt;/body&gt;</text:p>
      <text:p text:style-name="P1">&lt;/html&gt;</text:p>
      <text:p text:style-name="P5">El resultado de la ejecución del programa es:</text:p>
      <text:p text:style-name="P1">Recorredo del vector con un for clásico</text:p>
      <text:p text:style-name="P1">10-undefined-30-undefined-50-</text:p>
      <text:p text:style-name="P1">Recorredo del vector con un for in</text:p>
      <text:p text:style-name="P1">10-30-50-</text:p>
      <text:p text:style-name="P5">Como podemos comprobar con el for in no se acceden a componentes inexistentes.</text:p>
      <text:p text:style-name="P4"/>
      <text:p text:style-name="P7">.-Array: Funciones: objeto arguments(seccion 6 linea 57)</text:p>
      <text:p text:style-name="P13">Para visitar todas las componentes de un vector hemos visto hasta ahora el ciclo <text:soft-page-break/>repetitivo for:</text:p>
      <text:p text:style-name="Text_20_body"><text:line-break/></text:p>
      <text:p text:style-name="P4"><text:s text:c="2"/>Confeccionar una función que obtenga y retorne el mayor valor de una lista de enteros que le pasamos como parámetros.</text:p>
      <text:p text:style-name="P2">&lt;script&gt;</text:p>
      <text:p text:style-name="P1"><text:s text:c="2"/>function mayor()</text:p>
      <text:p text:style-name="P1"><text:s text:c="2"/>{</text:p>
      <text:p text:style-name="P1"><text:s text:c="4"/>var may=arguments[0];</text:p>
      <text:p text:style-name="P1"><text:s text:c="4"/>var f;</text:p>
      <text:p text:style-name="P1"><text:s text:c="4"/>for(f=1;f&lt;arguments.length;f++)</text:p>
      <text:p text:style-name="P1"><text:s text:c="4"/>{</text:p>
      <text:p text:style-name="P1"><text:s text:c="6"/>if (arguments[f]&gt;may)</text:p>
      <text:p text:style-name="P1"><text:s text:c="6"/>{</text:p>
      <text:p text:style-name="P1"><text:s text:c="8"/>may=arguments[f];</text:p>
      <text:p text:style-name="P1"><text:s text:c="6"/>}</text:p>
      <text:p text:style-name="P1"><text:s text:c="4"/>}</text:p>
      <text:p text:style-name="P1"><text:s text:c="4"/>return may;</text:p>
      <text:p text:style-name="P1"><text:s text:c="2"/>}</text:p>
      <text:p text:style-name="P1"/>
      <text:p text:style-name="P1"><text:s text:c="2"/>document.write(mayor(7,22,4,66,3,22,55));</text:p>
      <text:p text:style-name="P1">&lt;/script&gt;</text:p>
      <text:p text:style-name="P4"/>
      <text:p text:style-name="P4"/>
      <text:p text:style-name="P7">.-Array: Funciones: variables locales y variables globales <text:s/>(seccion 6 linea 58)</text:p>
      <text:p text:style-name="P15">Las variables locales se definen dentro de una función y solo se tiene acceso dentro de la misma función. Una variable local se la define antecediendo la palabra clave var al nombre de la variable.</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function imprimir()</text:span></text:p>
      <text:p text:style-name="P22"><text:s text:c="2"/><text:span text:style-name="T4">{</text:span></text:p>
      <text:p text:style-name="P22"><text:s text:c="4"/><text:span text:style-name="T4">var x=10;</text:span></text:p>
      <text:p text:style-name="P22"><text:soft-page-break/><text:s text:c="4"/><text:span text:style-name="T4">document.write(x);</text:span></text:p>
      <text:p text:style-name="P22"><text:s text:c="2"/><text:span text:style-name="T4">}</text:span></text:p>
      <text:p text:style-name="P23"/>
      <text:p text:style-name="P22"><text:s text:c="2"/><text:span text:style-name="T4">imprimir();</text:span></text:p>
      <text:p text:style-name="P21">&lt;/script&gt;</text:p>
      <text:p text:style-name="P22"><text:s text:c="2"/></text:p>
      <text:p text:style-name="P21">&lt;/body&gt;</text:p>
      <text:p text:style-name="P20">&lt;/html&gt;</text:p>
      <text:p text:style-name="P11">Luego decimos que x es una variable local que solo se la puede acceder dentro de la función imprimir. Si intentamos acceder a la variable x fuera de la función se produce un error en tiempo de ejecución:</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function imprimir()</text:span></text:p>
      <text:p text:style-name="P22"><text:s text:c="2"/><text:span text:style-name="T4">{</text:span></text:p>
      <text:p text:style-name="P22"><text:s text:c="4"/><text:span text:style-name="T4">var x=10;</text:span></text:p>
      <text:p text:style-name="P22"><text:s text:c="4"/><text:span text:style-name="T4">document.write(x);</text:span></text:p>
      <text:p text:style-name="P22"><text:s text:c="2"/><text:span text:style-name="T4">}</text:span></text:p>
      <text:p text:style-name="P23"/>
      <text:p text:style-name="P22"><text:s text:c="2"/><text:span text:style-name="T4">imprimir();</text:span></text:p>
      <text:p text:style-name="P22"><text:s text:c="2"/><text:span text:style-name="T4">document.write(x); <text:s/>//error en tiempo de ejecución</text:span></text:p>
      <text:p text:style-name="P21">&lt;/script&gt;</text:p>
      <text:p text:style-name="P22"><text:s text:c="2"/></text:p>
      <text:p text:style-name="P21">&lt;/body&gt;</text:p>
      <text:p text:style-name="P20">&lt;/html&gt;</text:p>
      <text:p text:style-name="P11">Las variables globales son las que definimos fuera de cualquier función. Una variable global tenemos acceso fuera y dentro de las funcione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text:soft-page-break/></text:p>
      <text:p text:style-name="P21">&lt;script&gt;</text:p>
      <text:p text:style-name="P22"><text:s text:c="2"/><text:span text:style-name="T4">function imprimir()</text:span></text:p>
      <text:p text:style-name="P22"><text:s text:c="2"/><text:span text:style-name="T4">{</text:span></text:p>
      <text:p text:style-name="P22"><text:s text:c="4"/><text:span text:style-name="T4">document.write(global1+'&lt;br&gt;'); <text:s/>// muestra un 100</text:span></text:p>
      <text:p text:style-name="P22"><text:s text:c="4"/><text:span text:style-name="T4">global1++;</text:span></text:p>
      <text:p text:style-name="P22"><text:s text:c="2"/><text:span text:style-name="T4">}</text:span></text:p>
      <text:p text:style-name="P23"/>
      <text:p text:style-name="P22"><text:s text:c="2"/><text:span text:style-name="T4">var global1=100;</text:span></text:p>
      <text:p text:style-name="P22"><text:s text:c="2"/><text:span text:style-name="T4">imprimir();</text:span></text:p>
      <text:p text:style-name="P22"><text:s text:c="2"/><text:span text:style-name="T4">document.write(global1); <text:s/>// muestra un 101</text:span></text:p>
      <text:p text:style-name="P21">&lt;/script&gt;</text:p>
      <text:p text:style-name="P22"><text:s text:c="2"/></text:p>
      <text:p text:style-name="P21">&lt;/body&gt;</text:p>
      <text:p text:style-name="P20">&lt;/html&gt;</text:p>
      <text:p text:style-name="P11">Como podemos observar el programa anterior hemos definido la variable global1 e inicializado con el valor 100. Luego dentro de la función podemos acceder para imprimirla y modificarla. Podemos ver luego si la accedemos fuera de la función su valor fue modificado.</text:p>
      <text:p text:style-name="P11">Todas las variable globales se convierten en atributos del objeto window, luego podemos acceder a la variable por su nombre o antecediendo el nombre del objeto:</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var global1=100;</text:span></text:p>
      <text:p text:style-name="P22"><text:s text:c="2"/><text:span text:style-name="T4">document.write(global1+'&lt;br&gt;'); <text:s text:c="7"/>//100</text:span></text:p>
      <text:p text:style-name="P22"><text:s text:c="2"/><text:span text:style-name="T4">document.write(window.global1+'&lt;br&gt;'); //100</text:span></text:p>
      <text:p text:style-name="P21">&lt;/script&gt;</text:p>
      <text:p text:style-name="P22"><text:s text:c="2"/></text:p>
      <text:p text:style-name="P21">&lt;/body&gt;</text:p>
      <text:p text:style-name="P20">&lt;/html&gt;</text:p>
      <text:p text:style-name="P12"><text:span text:style-name="Strong_20_Emphasis"><text:span text:style-name="T1">Cuidado</text:span></text:span></text:p>
      <text:p text:style-name="P11"><text:soft-page-break/>Cuando definimos variables locales dentro de una función tenemos que no olvidarnos de anteceder al nombre de la variable la palabra var, en caso de olvidarnos se creará automáticamente una variable global con dicho nombre:</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function imprimir()</text:span></text:p>
      <text:p text:style-name="P22"><text:s text:c="2"/><text:span text:style-name="T4">{</text:span></text:p>
      <text:p text:style-name="P22"><text:s text:c="4"/><text:span text:style-name="T4">x=100;</text:span></text:p>
      <text:p text:style-name="P22"><text:s text:c="4"/><text:span text:style-name="T4">document.write(x+'&lt;br&gt;');</text:span></text:p>
      <text:p text:style-name="P22"><text:s text:c="2"/><text:span text:style-name="T4">}</text:span></text:p>
      <text:p text:style-name="P23"/>
      <text:p text:style-name="P22"><text:s text:c="2"/><text:span text:style-name="T4">imprimir();</text:span></text:p>
      <text:p text:style-name="P22"><text:s text:c="2"/><text:span text:style-name="T4">document.write(x+'&lt;br&gt;');</text:span></text:p>
      <text:p text:style-name="P21">&lt;/script&gt;</text:p>
      <text:p text:style-name="P22"><text:s text:c="2"/></text:p>
      <text:p text:style-name="P21">&lt;/body&gt;</text:p>
      <text:p text:style-name="P20">&lt;/html&gt;</text:p>
      <text:p text:style-name="P11">En el ejemplo superior en la función imprimir se está creando una variable global llamada x. Como podemos ver luego fuera de la función cuando imprimimos x vemos que no produce error y muestra el valor 100. Con solo agregar la palabra clave var vemos que nos muestra un mensaje de error al tratar de acceder a una variable inexistente:</text:p>
      <text:p text:style-name="P24"><text:s text:c="2"/><text:span text:style-name="T3">function imprimir()</text:span></text:p>
      <text:p text:style-name="P16"><text:s text:c="2"/><text:span text:style-name="T3">{</text:span></text:p>
      <text:p text:style-name="P16"><text:s text:c="4"/><text:span text:style-name="T3">var x=100;</text:span></text:p>
      <text:p text:style-name="P16"><text:s text:c="4"/><text:span text:style-name="T3">document.write(x+'&lt;br&gt;');</text:span></text:p>
      <text:p text:style-name="P16"><text:s text:c="2"/><text:span text:style-name="T3">}</text:span></text:p>
      <text:p text:style-name="P19"/>
      <text:p text:style-name="P16"><text:s text:c="2"/><text:span text:style-name="T3">imprimir();</text:span></text:p>
      <text:p text:style-name="P28"><text:s text:c="2"/><text:span text:style-name="T3">document.write(x+'&lt;br&gt;');</text:span></text:p>
      <text:p text:style-name="P11">El JavaScript moderno introduce una directiva para salvar este y otros problemas muy comunes. Si activamos modo estricto todas las variables en JavaScript deben declarase sino se produce un error. Veamos como introducimos esta directiva de modo estricto:</text:p>
      <text:p text:style-name="P21"><text:soft-page-break/>&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use strict';</text:span></text:p>
      <text:p text:style-name="P23"/>
      <text:p text:style-name="P22"><text:s text:c="2"/><text:span text:style-name="T4">function imprimir()</text:span></text:p>
      <text:p text:style-name="P22"><text:s text:c="2"/><text:span text:style-name="T4">{</text:span></text:p>
      <text:p text:style-name="P22"><text:s text:c="4"/><text:span text:style-name="T4">x=100; //error</text:span></text:p>
      <text:p text:style-name="P22"><text:s text:c="4"/><text:span text:style-name="T4">document.write(x+'&lt;br&gt;');</text:span></text:p>
      <text:p text:style-name="P22"><text:s text:c="2"/><text:span text:style-name="T4">}</text:span></text:p>
      <text:p text:style-name="P23"/>
      <text:p text:style-name="P22"><text:s text:c="2"/><text:span text:style-name="T4">imprimir();</text:span></text:p>
      <text:p text:style-name="P22"><text:s text:c="2"/><text:span text:style-name="T4">document.write(x+'&lt;br&gt;');</text:span></text:p>
      <text:p text:style-name="P21">&lt;/script&gt;</text:p>
      <text:p text:style-name="P22"><text:s text:c="2"/></text:p>
      <text:p text:style-name="P21">&lt;/body&gt;</text:p>
      <text:p text:style-name="P20">&lt;/html&gt;</text:p>
      <text:p text:style-name="P11">La directiva de modo estricto se emplea las palabras claves use strict entre comillas simples o dobles y un punto y coma. Solo los navegadores modernos implementan los análisis de modo estricto.</text:p>
      <text:p text:style-name="P11">La razón de disponer la directiva entre comillas y con un punto y coma es para que navegadores antiguos pasen por alto el string (ya que el string no se asigna a nadie el navegador antiguo no lo tiene en cuenta)</text:p>
      <text:p text:style-name="P11">Activando el modo estricto luego cuando tratamos de asignar el valor 100 a la variable x se produce un error ya que no se nos permite crear una variable global (esto nos evita problemas de crear variables globales en funciones por error)</text:p>
      <text:p text:style-name="P7"/>
      <text:p text:style-name="P7">.-Array: Funciones: caracteres válidos para su nombre(seccion 6 linea 59)</text:p>
      <text:p text:style-name="P15">Cuando definimos una función podemos emplear letras minúsculas, mayúsculas, números siempre y cuando no ocupe la primer posición en el nombre, el caracter '_' y el caracer '$'</text:p>
      <text:p text:style-name="P11"><text:soft-page-break/>Una convención muy extendida cuando se define una función es comenzar la primera palabra en minúscula y a partir de la segunda palabra disponer el primer caracter en mayúscula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3"/>
      <text:p text:style-name="P21">&lt;script&gt;</text:p>
      <text:p text:style-name="P22"><text:s text:c="2"/><text:span text:style-name="T4">function calcularPerimetro(lado)</text:span></text:p>
      <text:p text:style-name="P22"><text:s text:c="2"/><text:span text:style-name="T4">{</text:span></text:p>
      <text:p text:style-name="P22"><text:s text:c="4"/><text:span text:style-name="T4">var per=lado*4;</text:span></text:p>
      <text:p text:style-name="P22"><text:s text:c="4"/><text:span text:style-name="T4">return per;</text:span></text:p>
      <text:p text:style-name="P22"><text:s text:c="2"/><text:span text:style-name="T4">}</text:span></text:p>
      <text:p text:style-name="P23"/>
      <text:p text:style-name="P22"><text:s text:c="2"/><text:span text:style-name="T4">var l=prompt('Ingrese valor del lado:','');</text:span></text:p>
      <text:p text:style-name="P22"><text:s text:c="2"/><text:span text:style-name="T4">l=parseInt(l);</text:span></text:p>
      <text:p text:style-name="P22"><text:s text:c="2"/><text:span text:style-name="T4">document.write(calcularPerimetro(l));</text:span></text:p>
      <text:p text:style-name="P21">&lt;/script&gt;</text:p>
      <text:p text:style-name="P22"><text:s text:c="2"/></text:p>
      <text:p text:style-name="P21">&lt;/body&gt;</text:p>
      <text:p text:style-name="P20">&lt;/html&gt;</text:p>
      <text:p text:style-name="P11">El nombre de la función en este ejemplo es: calcularPerimetro <text:line-break/>Como vemos la primer palabra "calcular" hemos utilizado todo minúsculas y en la segunda palabra disponemos en mayúsculas el primer caracter "Perimetro".</text:p>
      <text:p text:style-name="P11">Las funciones estándares de JavaScript tienen esta convención:</text:p>
      <text:p text:style-name="P25">parseInt</text:p>
      <text:p text:style-name="P18">parseFloat</text:p>
      <text:p text:style-name="P30">prompt</text:p>
      <text:p text:style-name="P11">Los métodos de distintas clases (Date, String) también cumplen esta convención:</text:p>
      <text:p text:style-name="P24"><text:s/><text:span text:style-name="T3">getYear()</text:span></text:p>
      <text:p text:style-name="P16"><text:s/><text:span text:style-name="T3">setYear(año)</text:span></text:p>
      <text:p text:style-name="P16"><text:s/><text:span text:style-name="T3">getFullYear()</text:span></text:p>
      <text:p text:style-name="P19"/>
      <text:p text:style-name="P16"><text:s/><text:span text:style-name="T3">toUpperCase()</text:span></text:p>
      <text:p text:style-name="P16"><text:s/><text:span text:style-name="T3">toLowerCase()</text:span></text:p>
      <text:p text:style-name="P16"><text:s/><text:span text:style-name="T3">indexOf()</text:span></text:p>
      <text:p text:style-name="P19"><text:soft-page-break/></text:p>
      <text:p text:style-name="P28"><text:s/><text:span text:style-name="T3">etc.</text:span></text:p>
      <text:p text:style-name="P11">Siempre es conveniente utilizar nombres de funciones que sean significativas con el algoritmo que implementan: calcularPerimetro, sumar, calcularRaizCuadrada etc.</text:p>
      <text:p text:style-name="P11">La regla de definir un nombre de función lo más claro posible puede saltearse con funciones que se utilizan constantemente (por ejemplo la librería JQuery de JavaScript define una función que tiene como nombre solo el caracter $)<text:line-break/>Emplear un solo caracter para definir un nombre de función solo se aconseja para funciones de uso masivo.</text:p>
      <text:p text:style-name="P12"><text:span text:style-name="Strong_20_Emphasis"><text:span text:style-name="T1">Problema</text:span></text:span></text:p>
      <text:p text:style-name="P11">Definir una función llamada $ que reciba como parámetro el id de un elemento HTML y retorne la referencia del mismo.</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 id="cuerpo"&gt;</text:p>
      <text:p text:style-name="P23"/>
      <text:p text:style-name="P21">&lt;script&gt;</text:p>
      <text:p text:style-name="P22"><text:s text:c="2"/><text:span text:style-name="T4">function $(ele)</text:span></text:p>
      <text:p text:style-name="P22"><text:s text:c="2"/><text:span text:style-name="T4">{</text:span></text:p>
      <text:p text:style-name="P22"><text:s text:c="4"/><text:span text:style-name="T4">return document.getElementById(ele);</text:span></text:p>
      <text:p text:style-name="P22"><text:s text:c="2"/><text:span text:style-name="T4">}</text:span></text:p>
      <text:p text:style-name="P23"/>
      <text:p text:style-name="P22"><text:s text:c="2"/><text:span text:style-name="T4">function inicio()</text:span></text:p>
      <text:p text:style-name="P22"><text:s text:c="2"/><text:span text:style-name="T4">{</text:span></text:p>
      <text:p text:style-name="P22"><text:s text:c="4"/><text:span text:style-name="T4">$('cuerpo').style.backgroundColor='#ffff00';</text:span></text:p>
      <text:p text:style-name="P22"><text:s text:c="2"/><text:span text:style-name="T4">}</text:span></text:p>
      <text:p text:style-name="P23"/>
      <text:p text:style-name="P22"><text:s text:c="2"/><text:span text:style-name="T4">window.onload=inicio;</text:span></text:p>
      <text:p text:style-name="P21">&lt;/script&gt;</text:p>
      <text:p text:style-name="P22"><text:s text:c="2"/></text:p>
      <text:p text:style-name="P21">&lt;/body&gt;</text:p>
      <text:p text:style-name="P20">&lt;/html&gt;</text:p>
      <text:p text:style-name="P11">La función $ recibe como parámetro el id de un elemento HTML y mediante el método getElementById extrae la referencia y lo retorna:</text:p>
      <text:p text:style-name="P24"><text:s text:c="2"/><text:span text:style-name="T3">function $(ele)</text:span></text:p>
      <text:p text:style-name="P16"><text:soft-page-break/><text:s text:c="2"/><text:span text:style-name="T3">{</text:span></text:p>
      <text:p text:style-name="P16"><text:s text:c="4"/><text:span text:style-name="T3">return document.getElementById(ele);</text:span></text:p>
      <text:p text:style-name="P28"><text:s text:c="2"/><text:span text:style-name="T3">}</text:span></text:p>
      <text:p text:style-name="P11">La función inicio se ejecuta luego que la página está completamente cargada. Llama a la función $ pasando el id del body de la página y con el valor devuelto accedemos a la propiedad style del objeto:</text:p>
      <text:p text:style-name="P24"><text:s text:c="2"/><text:span text:style-name="T3">function inicio()</text:span></text:p>
      <text:p text:style-name="P16"><text:s text:c="2"/><text:span text:style-name="T3">{</text:span></text:p>
      <text:p text:style-name="P16"><text:s text:c="4"/><text:span text:style-name="T3">$('cuerpo').style.backgroundColor='#ffff00';</text:span></text:p>
      <text:p text:style-name="P28"><text:s text:c="2"/><text:span text:style-name="T3">}</text:span></text:p>
      <text:p text:style-name="P7"/>
      <text:p text:style-name="P2">&lt;body id="cuerpo"&gt;</text:p>
      <text:p text:style-name="P1"/>
      <text:p text:style-name="P1">&lt;script&gt;</text:p>
      <text:p text:style-name="P1"><text:s text:c="2"/>function $(ele)</text:p>
      <text:p text:style-name="P1"><text:s text:c="2"/>{</text:p>
      <text:p text:style-name="P1"><text:s text:c="4"/>return document.getElementById(ele);</text:p>
      <text:p text:style-name="P1"><text:s text:c="2"/>}</text:p>
      <text:p text:style-name="P1"/>
      <text:p text:style-name="P1"><text:s text:c="2"/>function inicio()</text:p>
      <text:p text:style-name="P1"><text:s text:c="2"/>{</text:p>
      <text:p text:style-name="P1"><text:s text:c="4"/>$('cuerpo').style.backgroundColor='#ffff00';</text:p>
      <text:p text:style-name="P1"><text:s text:c="2"/>}</text:p>
      <text:p text:style-name="P1"/>
      <text:p text:style-name="P1"><text:s text:c="2"/>window.onload=inicio;</text:p>
      <text:p text:style-name="P1">&lt;/script&gt;</text:p>
      <text:p text:style-name="P1"><text:s text:c="2"/></text:p>
      <text:p text:style-name="P1">&lt;/body&gt;</text:p>
      <text:p text:style-name="P1">&lt;/html&gt;</text:p>
      <text:p text:style-name="P5">La función $ recibe como parámetro el id de un elemento HTML y mediante el método getElementById extrae la referencia y lo retorna:</text:p>
      <text:p text:style-name="P1"><text:s text:c="2"/>function $(ele)</text:p>
      <text:p text:style-name="P1"><text:s text:c="2"/>{</text:p>
      <text:p text:style-name="P1"><text:s text:c="4"/>return document.getElementById(ele);</text:p>
      <text:p text:style-name="P1"><text:s text:c="2"/>}</text:p>
      <text:p text:style-name="P5">La función inicio se ejecuta luego que la página está completamente cargada. Llama a la función $ pasando el id del body de la página y con el valor devuelto accedemos a la propiedad style del objeto:</text:p>
      <text:p text:style-name="P1"><text:s text:c="2"/>function inicio()</text:p>
      <text:p text:style-name="P1"><text:s text:c="2"/>{</text:p>
      <text:p text:style-name="P1"><text:s text:c="4"/>$('cuerpo').style.backgroundColor='#ffff00';</text:p>
      <text:p text:style-name="P1"><text:s text:c="2"/>}</text:p>
      <text:p text:style-name="P4"><text:soft-page-break/></text:p>
      <text:p text:style-name="P7">.-Array: Funciones: Anidaddas (seccion 6 linea 60)</text:p>
      <text:p text:style-name="P15">JavaScript permite definir funciones dentro de otras funciones:</text:p>
      <text:p text:style-name="P21">&lt;!DOCTYPE html&gt;</text:p>
      <text:p text:style-name="P21">&lt;html&gt;</text:p>
      <text:p text:style-name="P21">&lt;head&gt;</text:p>
      <text:p text:style-name="P22"><text:s text:c="2"/><text:span text:style-name="T4">&lt;title&gt;Ejemplo de JavaScript&lt;/title&gt;</text:span></text:p>
      <text:p text:style-name="P22"><text:s text:c="2"/><text:span text:style-name="T4">&lt;meta charset="UTF-8"&gt;</text:span></text:p>
      <text:p text:style-name="P21">&lt;/head&gt;</text:p>
      <text:p text:style-name="P21">&lt;body&gt;</text:p>
      <text:p text:style-name="P22"><text:s text:c="2"/><text:span text:style-name="T4">&lt;div id="div1"&gt;&lt;/div&gt;</text:span></text:p>
      <text:p text:style-name="P23"/>
      <text:p text:style-name="P21">&lt;script&gt;</text:p>
      <text:p text:style-name="P22"><text:s text:c="2"/><text:span text:style-name="T4">function generarListaOrdenada(vec)</text:span></text:p>
      <text:p text:style-name="P22"><text:s text:c="2"/><text:span text:style-name="T4">{</text:span></text:p>
      <text:p text:style-name="P22"><text:s text:c="4"/><text:span text:style-name="T4">function comienzo()</text:span></text:p>
      <text:p text:style-name="P22"><text:s text:c="4"/><text:span text:style-name="T4">{</text:span></text:p>
      <text:p text:style-name="P22"><text:s text:c="6"/><text:span text:style-name="T4">s='&lt;ol&gt;';</text:span></text:p>
      <text:p text:style-name="P22"><text:s text:c="4"/><text:span text:style-name="T4">}</text:span></text:p>
      <text:p text:style-name="P22"><text:s text:c="2"/></text:p>
      <text:p text:style-name="P22"><text:s text:c="4"/><text:span text:style-name="T4">function fin()</text:span></text:p>
      <text:p text:style-name="P22"><text:s text:c="4"/><text:span text:style-name="T4">{</text:span></text:p>
      <text:p text:style-name="P22"><text:s text:c="6"/><text:span text:style-name="T4">s=s+'&lt;/ol&gt;';</text:span></text:p>
      <text:p text:style-name="P22"><text:s text:c="4"/><text:span text:style-name="T4">}</text:span></text:p>
      <text:p text:style-name="P22"><text:s text:c="4"/></text:p>
      <text:p text:style-name="P22"><text:s text:c="4"/><text:span text:style-name="T4">var s='';</text:span></text:p>
      <text:p text:style-name="P22"><text:s text:c="4"/><text:span text:style-name="T4">comienzo();</text:span></text:p>
      <text:p text:style-name="P22"><text:s text:c="4"/><text:span text:style-name="T4">var f;</text:span></text:p>
      <text:p text:style-name="P22"><text:s text:c="4"/><text:span text:style-name="T4">for(f=0;f&lt;vec.length;f++)</text:span></text:p>
      <text:p text:style-name="P22"><text:s text:c="4"/><text:span text:style-name="T4">{</text:span></text:p>
      <text:p text:style-name="P22"><text:s text:c="6"/><text:span text:style-name="T4">s=s+'&lt;li&gt;'+vec[f]+'&lt;/li&gt;';</text:span></text:p>
      <text:p text:style-name="P22"><text:s text:c="4"/><text:span text:style-name="T4">}</text:span></text:p>
      <text:p text:style-name="P22"><text:s text:c="4"/><text:span text:style-name="T4">fin();</text:span></text:p>
      <text:p text:style-name="P22"><text:s text:c="4"/><text:span text:style-name="T4">return s;</text:span></text:p>
      <text:p text:style-name="P22"><text:s text:c="2"/><text:span text:style-name="T4">}</text:span></text:p>
      <text:p text:style-name="P23"/>
      <text:p text:style-name="P22"><text:s text:c="2"/><text:span text:style-name="T4">onload=function() {</text:span></text:p>
      <text:p text:style-name="P22"><text:s text:c="4"/><text:span text:style-name="T4">var opciones=['Opción a','Opción b','Opción c','Opción d'];</text:span></text:p>
      <text:p text:style-name="P22"><text:s text:c="4"/><text:span text:style-name="T4">document.getElementById('div1').innerHTML=generarListaOrdenada(opciones);</text:span></text:p>
      <text:p text:style-name="P22"><text:s text:c="2"/><text:span text:style-name="T4">}</text:span></text:p>
      <text:p text:style-name="P21">&lt;/script&gt;</text:p>
      <text:p text:style-name="P22"><text:s text:c="2"/></text:p>
      <text:p text:style-name="P21"><text:soft-page-break/>&lt;/body&gt;</text:p>
      <text:p text:style-name="P20">&lt;/html&gt;</text:p>
      <text:p text:style-name="P11">Como vemos en el ejemplo la función generarListaOrdenada contiene el algoritmo propiamente dicho y además declara dos funciones llamadas comienzo y fin.</text:p>
      <text:p text:style-name="P11">Las funciones anidadas solo pueden ser llamadas desde el interior de la función que las contiene. En este ejemplo la función generarListaOrdenada tiene por objetivo generar un string con una serie de marcas HTML que genere una lista ordenada.</text:p>
      <text:p text:style-name="P11">Lo primero en la función generarListaOrdenada es declarar las dos funciones anidadas:</text:p>
      <text:p text:style-name="P24"><text:s text:c="4"/><text:span text:style-name="T3">function comienzo()</text:span></text:p>
      <text:p text:style-name="P16"><text:s text:c="4"/><text:span text:style-name="T3">{</text:span></text:p>
      <text:p text:style-name="P16"><text:s text:c="6"/><text:span text:style-name="T3">s='&lt;ol&gt;';</text:span></text:p>
      <text:p text:style-name="P16"><text:s text:c="4"/><text:span text:style-name="T3">}</text:span></text:p>
      <text:p text:style-name="P16"><text:s text:c="2"/></text:p>
      <text:p text:style-name="P16"><text:s text:c="4"/><text:span text:style-name="T3">function fin()</text:span></text:p>
      <text:p text:style-name="P16"><text:s text:c="4"/><text:span text:style-name="T3">{</text:span></text:p>
      <text:p text:style-name="P16"><text:s text:c="6"/><text:span text:style-name="T3">s=s+'&lt;/ol&gt;';</text:span></text:p>
      <text:p text:style-name="P28"><text:s text:c="4"/><text:span text:style-name="T3">}</text:span></text:p>
      <text:p text:style-name="P11">Pero lo primero que se ejecuta al llamar a la función generarListaOrdenada es:</text:p>
      <text:p text:style-name="P24"><text:s text:c="4"/><text:span text:style-name="T3">var s='';</text:span></text:p>
      <text:p text:style-name="P16"><text:s text:c="4"/><text:span text:style-name="T3">comienzo();</text:span></text:p>
      <text:p text:style-name="P16"><text:s text:c="4"/><text:span text:style-name="T3">var f;</text:span></text:p>
      <text:p text:style-name="P16"><text:s text:c="4"/><text:span text:style-name="T3">for(f=0;f&lt;vec.length;f++)</text:span></text:p>
      <text:p text:style-name="P16"><text:s text:c="4"/><text:span text:style-name="T3">{</text:span></text:p>
      <text:p text:style-name="P16"><text:s text:c="6"/><text:span text:style-name="T3">s=s+'&lt;li&gt;'+vec[f]+'&lt;/li&gt;';</text:span></text:p>
      <text:p text:style-name="P16"><text:s text:c="4"/><text:span text:style-name="T3">}</text:span></text:p>
      <text:p text:style-name="P16"><text:s text:c="4"/><text:span text:style-name="T3">fin();</text:span></text:p>
      <text:p text:style-name="P28"><text:s text:c="4"/><text:span text:style-name="T3">return s;</text:span></text:p>
      <text:p text:style-name="P11">Es decir primero se define la variable local s y se inicializa con un string vacío. Seguidamente se llama a la función comienzo que tiene por objetivo cargar en la variable s el valor '&lt;ol&gt;'.</text:p>
      <text:p text:style-name="P11">Cuando finaliza de ejecutarse la función interna continua con el for definido en la función generarListaOrdenada:</text:p>
      <text:p text:style-name="P24"><text:s text:c="4"/><text:span text:style-name="T3">for(f=0;f&lt;vec.length;f++)</text:span></text:p>
      <text:p text:style-name="P16"><text:s text:c="4"/><text:span text:style-name="T3">{</text:span></text:p>
      <text:p text:style-name="P16"><text:s text:c="6"/><text:span text:style-name="T3">s=s+'&lt;li&gt;'+vec[f]+'&lt;/li&gt;';</text:span></text:p>
      <text:p text:style-name="P28"><text:s text:c="4"/><text:span text:style-name="T3">}</text:span></text:p>
      <text:p text:style-name="P11"><text:soft-page-break/>Finalmente cuando sale del for se llama a la segunda función anidada llamada fin:</text:p>
      <text:p text:style-name="P26"><text:s text:c="4"/><text:span text:style-name="T3">fin();</text:span></text:p>
      <text:p text:style-name="P11">Las funciones anidadas pueden acceder a las variables locales de la función que las contiene (en este caso pueden acceder a la variable s)</text:p>
      <text:p text:style-name="P11">Luego la función generarListaOrdenada completa queda con la sintaxis:</text:p>
      <text:p text:style-name="P24"><text:s text:c="2"/><text:span text:style-name="T3">function generarListaOrdenada(vec)</text:span></text:p>
      <text:p text:style-name="P16"><text:s text:c="2"/><text:span text:style-name="T3">{</text:span></text:p>
      <text:p text:style-name="P16"><text:s text:c="4"/><text:span text:style-name="T3">function comienzo()</text:span></text:p>
      <text:p text:style-name="P16"><text:s text:c="4"/><text:span text:style-name="T3">{</text:span></text:p>
      <text:p text:style-name="P16"><text:s text:c="6"/><text:span text:style-name="T3">s='&lt;ol&gt;';</text:span></text:p>
      <text:p text:style-name="P16"><text:s text:c="4"/><text:span text:style-name="T3">}</text:span></text:p>
      <text:p text:style-name="P16"><text:s text:c="2"/></text:p>
      <text:p text:style-name="P16"><text:s text:c="4"/><text:span text:style-name="T3">function fin()</text:span></text:p>
      <text:p text:style-name="P16"><text:s text:c="4"/><text:span text:style-name="T3">{</text:span></text:p>
      <text:p text:style-name="P16"><text:s text:c="6"/><text:span text:style-name="T3">s=s+'&lt;/ol&gt;';</text:span></text:p>
      <text:p text:style-name="P16"><text:s text:c="4"/><text:span text:style-name="T3">}</text:span></text:p>
      <text:p text:style-name="P16"><text:s text:c="4"/></text:p>
      <text:p text:style-name="P16"><text:s text:c="4"/><text:span text:style-name="T3">var s='';</text:span></text:p>
      <text:p text:style-name="P16"><text:s text:c="4"/><text:span text:style-name="T3">comienzo();</text:span></text:p>
      <text:p text:style-name="P16"><text:s text:c="4"/><text:span text:style-name="T3">var f;</text:span></text:p>
      <text:p text:style-name="P16"><text:s text:c="4"/><text:span text:style-name="T3">for(f=0;f&lt;vec.length;f++)</text:span></text:p>
      <text:p text:style-name="P16"><text:s text:c="4"/><text:span text:style-name="T3">{</text:span></text:p>
      <text:p text:style-name="P16"><text:s text:c="6"/><text:span text:style-name="T3">s=s+'&lt;li&gt;'+vec[f]+'&lt;/li&gt;';</text:span></text:p>
      <text:p text:style-name="P16"><text:s text:c="4"/><text:span text:style-name="T3">}</text:span></text:p>
      <text:p text:style-name="P16"><text:s text:c="4"/><text:span text:style-name="T3">fin();</text:span></text:p>
      <text:p text:style-name="P16"><text:s text:c="4"/><text:span text:style-name="T3">return s;</text:span></text:p>
      <text:p text:style-name="P28"><text:s text:c="2"/><text:span text:style-name="T3">}</text:span></text:p>
      <text:p text:style-name="P11">A la función generarListaOrdenada la llamamos desde la función anónima que definimos para el evento onload de la página. Cargamos en el elemento div definido dentro de la página el código HTML que genera una lista ordenada:</text:p>
      <text:p text:style-name="P24"><text:s text:c="2"/><text:span text:style-name="T3">onload=function() {</text:span></text:p>
      <text:p text:style-name="P16"><text:s text:c="4"/><text:span text:style-name="T3">var opciones=['Opción a','Opción b','Opción c','Opción d'];</text:span></text:p>
      <text:p text:style-name="P16"><text:s text:c="4"/><text:span text:style-name="T3">document.getElementById('div1').innerHTML=generarListaOrdenada(opciones);</text:span></text:p>
      <text:p text:style-name="P28"><text:s text:c="2"/><text:span text:style-name="T3">}</text:span></text:p>
      <text:p text:style-name="P11">Las funciones anidadas no se las puede llamar desde fuera de la función que las contiene, por ejemplo produce un error si intentamos llamar a la función "comienzo" desde fuera de la función generarListaOrdenada:</text:p>
      <text:p text:style-name="P24"><text:s text:c="2"/><text:span text:style-name="T3">onload=function() {</text:span></text:p>
      <text:p text:style-name="P16"><text:s text:c="4"/><text:span text:style-name="T3">var opciones=['Opción a','Opción b','Opción c','Opción d'];</text:span></text:p>
      <text:p text:style-name="P16"><text:soft-page-break/><text:s text:c="4"/><text:span text:style-name="T3">comienzo();</text:span></text:p>
      <text:p text:style-name="P16"><text:s text:c="4"/><text:span text:style-name="T3">document.getElementById('div1').innerHTML=generarListaOrdenada(opciones);</text:span></text:p>
      <text:p text:style-name="P28"><text:s text:c="2"/><text:span text:style-name="T3">}</text:span></text:p>
      <text:p text:style-name="P7"/>
      <text:p text:style-name="P4"><text:s/>Confeccionar una función que reciba un parámetro y defina una variable local. Definir dentro de la función que acabamos de crear una función anidada que contenga un parámetro.</text:p>
      <text:p text:style-name="P4"><text:s text:c="4"/>En la función anidada imprimir el parámetro de la función que la contiene, el parámetro que tiene la función anidada y el valor de la variable local de la función principal.</text:p>
      <text:p text:style-name="P2">&lt;script&gt;</text:p>
      <text:p text:style-name="P1"><text:s text:c="2"/>function f1(x)</text:p>
      <text:p text:style-name="P1"><text:s text:c="2"/>{</text:p>
      <text:p text:style-name="P1"><text:s text:c="4"/>function f2(y)</text:p>
      <text:p text:style-name="P1"><text:s text:c="4"/>{</text:p>
      <text:p text:style-name="P1"><text:s text:c="6"/>document.write('Parámetro de la función exterior:'+x+'&lt;br&gt;');</text:p>
      <text:p text:style-name="P1"><text:s text:c="6"/>document.write('Parámetro de la función anidada:'+y+'&lt;br&gt;');</text:p>
      <text:p text:style-name="P1"><text:s text:c="6"/>document.write('variable local de la función exterior:'+z+'&lt;br&gt;');</text:p>
      <text:p text:style-name="P1"><text:s text:c="4"/>}</text:p>
      <text:p text:style-name="P1"><text:s text:c="4"/></text:p>
      <text:p text:style-name="P1"><text:s text:c="4"/>var z=1;</text:p>
      <text:p text:style-name="P1"><text:s text:c="4"/>f2(2);</text:p>
      <text:p text:style-name="P1"><text:s text:c="2"/>}</text:p>
      <text:p text:style-name="P1"/>
      <text:p text:style-name="P1"><text:s text:c="2"/>f1(3);</text:p>
      <text:p text:style-name="P1">&lt;/script&gt;</text:p>
      <text:p text:style-name="P2">&lt;div id="div1"&gt;&lt;/div&gt;</text:p>
      <text:p text:style-name="P1"/>
      <text:p text:style-name="P1">&lt;script&gt;</text:p>
      <text:p text:style-name="P1"><text:s text:c="2"/>function generarListaOrdenada(vec)</text:p>
      <text:p text:style-name="P1"><text:s text:c="2"/>{</text:p>
      <text:p text:style-name="P1"><text:s text:c="4"/>function comienzo()</text:p>
      <text:p text:style-name="P1"><text:s text:c="4"/>{</text:p>
      <text:p text:style-name="P1"><text:s text:c="6"/>s='&lt;ol&gt;';</text:p>
      <text:p text:style-name="P1"><text:s text:c="4"/>}</text:p>
      <text:p text:style-name="P1"><text:s text:c="2"/></text:p>
      <text:p text:style-name="P1"><text:s text:c="4"/>function fin()</text:p>
      <text:p text:style-name="P1"><text:s text:c="4"/>{</text:p>
      <text:p text:style-name="P1"><text:s text:c="6"/>s=s+'&lt;/ol&gt;';</text:p>
      <text:p text:style-name="P1"><text:s text:c="4"/>}</text:p>
      <text:p text:style-name="P1"><text:s text:c="4"/></text:p>
      <text:p text:style-name="P1"><text:s text:c="4"/>var s='';</text:p>
      <text:p text:style-name="P1"><text:s text:c="4"/>comienzo();</text:p>
      <text:p text:style-name="P1"><text:s text:c="4"/>var f;</text:p>
      <text:p text:style-name="P1"><text:s text:c="4"/>for(f=0;f&lt;vec.length;f++)</text:p>
      <text:p text:style-name="P1"><text:soft-page-break/><text:s text:c="4"/>{</text:p>
      <text:p text:style-name="P1"><text:s text:c="6"/>s=s+'&lt;li&gt;'+vec[f]+'&lt;/li&gt;';</text:p>
      <text:p text:style-name="P1"><text:s text:c="4"/>}</text:p>
      <text:p text:style-name="P1"><text:s text:c="4"/>fin();</text:p>
      <text:p text:style-name="P1"><text:s text:c="4"/>return s;</text:p>
      <text:p text:style-name="P1"><text:s text:c="2"/>}</text:p>
      <text:p text:style-name="P1"/>
      <text:p text:style-name="P1"><text:s text:c="2"/>onload=function() {</text:p>
      <text:p text:style-name="P1"><text:s text:c="4"/>var opciones=['Opción a','Opción b','Opción c','Opción d'];</text:p>
      <text:p text:style-name="P1"><text:s text:c="4"/>document.getElementById('div1').innerHTML=generarListaOrdenada(opciones);</text:p>
      <text:p text:style-name="P1"><text:s text:c="2"/>}</text:p>
      <text:p text:style-name="P1">&lt;/script&gt;</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0:02:29.291778981</meta:creation-date>
    <dc:date>2018-06-11T12:59:20.250551528</dc:date>
    <meta:editing-duration>PT12M13S</meta:editing-duration>
    <meta:editing-cycles>4</meta:editing-cycles>
    <meta:generator>LibreOffice/5.1.6.2$Linux_X86_64 LibreOffice_project/10m0$Build-2</meta:generator>
    <meta:document-statistic meta:table-count="0" meta:image-count="0" meta:object-count="0" meta:page-count="32" meta:paragraph-count="1068" meta:word-count="3914" meta:character-count="29971" meta:non-whitespace-character-count="25563"/>
  </office:meta>
</office:document-meta>
</file>